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à tous,</text:p>
      <text:p text:style-name="Standard"/>
      <text:p text:style-name="Standard">Je ne sais pas si cela vous intéresse, mais si tel était le cas, vous trouverez ci-joint un petit document retraçant la généalogie DO/GARNIER. Elle contient actuellement 451 personnes en ascendance directe (parents, grands-parents, arrière-grands-parents ….) ou indirecte (les frères et sœurs, cousins et cousines, oncles et tantes ...)</text:p>
      <text:p text:style-name="Standard"/>
      <text:p text:style-name="Standard">Concernant les branches Vietnamiennes, je n'ai bien entendu pas pu remonter très loin mais suis malgré tout complet jusqu'à la génération des grand-parents de Papy et Mamy. La génération de Marcel GARNIER donc.</text:p>
      <text:p text:style-name="Standard"/>
      <text:p text:style-name="Standard">J'ai par contre également travaillé sur la généalogie au départ de Marcel GARNIER (branches 100% basées en France métropolitaine) et suis complet pour les 5 premières générations (Marcel étant la première). La 6e génération est presque complète également. </text:p>
      <text:p text:style-name="Standard"/>
      <text:p text:style-name="Standard">A noter 2 artistes peintres talentueux dans la généalogie Michel GARNIER et Édouard SAIN à qui j'ai consacré des pages spécifiques sortant un peu du cadre généalogique.</text:p>
      <text:p text:style-name="Standard"/>
      <text:p text:style-name="Standard">Cette généalogie est loin d'être complète donc et continue à évoluer. Vous pouvez la suivre sur Généanet à l'adresse présente dans le document.</text:p>
      <text:p text:style-name="Standard"/>
      <text:p text:style-name="Standard">N'hésitez pas à revenir vers moi si vous constatez des erreurs ou si vous souhaitez que je modifie quelque chose: texte, photos ....</text:p>
      <text:p text:style-name="Standard"/>
      <text:p text:style-name="Standard">Je vous souhaite bonne réception</text:p>
      <text:p text:style-name="Standard"/>
      <text:p text:style-name="Standard">Bises à tous</text:p>
      <text:p text:style-name="Standard">Jean-Françoi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 PARNEIX</meta:initial-creator>
    <meta:creation-date>2022-11-25T15:51:57.59</meta:creation-date>
    <meta:document-statistic meta:table-count="0" meta:image-count="0" meta:object-count="0" meta:page-count="1" meta:paragraph-count="10" meta:word-count="205" meta:character-count="1317"/>
    <dc:date>2022-11-25T16:30:30.05</dc:date>
    <dc:creator>JF PARNEIX</dc:creator>
    <meta:editing-duration>PT8M11S</meta:editing-duration>
    <meta:editing-cycles>1</meta:editing-cycles>
    <meta:generator>OpenOffice/4.1.7$Win32 OpenOffice.org_project/417m1$Build-9800</meta:generator>
  </office:meta>
</office:document-meta>
</file>